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Co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Length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0.543665" calcext:value-type="percentage">
            <text:p>54.37%</text:p>
          </table:table-cell>
          <table:table-cell table:style-name="ce1" office:value-type="percentage" office:value="0.547799" calcext:value-type="percentage">
            <text:p>54.78%</text:p>
          </table:table-cell>
          <table:table-cell table:style-name="ce1" office:value-type="percentage" office:value="0.553773" calcext:value-type="percentage">
            <text:p>55.38%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1" office:value-type="percentage" office:value="0.550323" calcext:value-type="percentage">
            <text:p>55.03%</text:p>
          </table:table-cell>
          <table:table-cell table:style-name="ce4" office:value-type="percentage" office:value="0.558639" calcext:value-type="percentage">
            <text:p>55.86%</text:p>
          </table:table-cell>
          <table:table-cell table:style-name="ce1" office:value-type="percentage" office:value="0.561571" calcext:value-type="percentage">
            <text:p>56.16%</text:p>
          </table:table-cell>
          <table:table-cell/>
          <table:table-cell office:value-type="string" calcext:value-type="string">
            <text:p>EXONS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1" office:value-type="percentage" office:value="0.555322" calcext:value-type="percentage">
            <text:p>55.53%</text:p>
          </table:table-cell>
          <table:table-cell table:style-name="ce1" office:value-type="percentage" office:value="0.555212" calcext:value-type="percentage">
            <text:p>55.52%</text:p>
          </table:table-cell>
          <table:table-cell table:style-name="ce1" office:value-type="percentage" office:value="0.564912" calcext:value-type="percentage">
            <text:p>56.49%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Co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Length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percentage" office:value="0.699081" calcext:value-type="percentage">
            <text:p>69.91%</text:p>
          </table:table-cell>
          <table:table-cell table:style-name="ce1" office:value-type="percentage" office:value="0.707014" calcext:value-type="percentage">
            <text:p>70.70%</text:p>
          </table:table-cell>
          <table:table-cell table:style-name="ce1" office:value-type="percentage" office:value="0.717617" calcext:value-type="percentage">
            <text:p>71.76%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1" office:value-type="percentage" office:value="0.710971" calcext:value-type="percentage">
            <text:p>71.10%</text:p>
          </table:table-cell>
          <table:table-cell table:style-name="ce1" office:value-type="percentage" office:value="0.725789" calcext:value-type="percentage">
            <text:p>72.58%</text:p>
          </table:table-cell>
          <table:table-cell table:style-name="ce1" office:value-type="percentage" office:value="0.731083" calcext:value-type="percentage">
            <text:p>73.11%</text:p>
          </table:table-cell>
          <table:table-cell/>
          <table:table-cell office:value-type="string" calcext:value-type="string">
            <text:p>LOWE CNEES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1" office:value-type="percentage" office:value="0.718246" calcext:value-type="percentage">
            <text:p>71.82%</text:p>
          </table:table-cell>
          <table:table-cell table:style-name="ce1" office:value-type="percentage" office:value="0.718592" calcext:value-type="percentage">
            <text:p>71.86%</text:p>
          </table:table-cell>
          <table:table-cell table:style-name="ce1" office:value-type="percentage" office:value="0.73589" calcext:value-type="percentage">
            <text:p>73.59%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Co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Length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80478784" calcext:value-type="float">
            <text:p>80478784</text:p>
          </table:table-cell>
          <table:table-cell table:style-name="ce2" office:value-type="float" office:value="84071059" calcext:value-type="float">
            <text:p>84071059</text:p>
          </table:table-cell>
          <table:table-cell table:style-name="ce2" office:value-type="float" office:value="88499305" calcext:value-type="float">
            <text:p>884993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79204627" calcext:value-type="float">
            <text:p>79204627</text:p>
          </table:table-cell>
          <table:table-cell table:style-name="ce2" office:value-type="float" office:value="83094900" calcext:value-type="float">
            <text:p>83094900</text:p>
          </table:table-cell>
          <table:table-cell table:style-name="ce2" office:value-type="float" office:value="85396716" calcext:value-type="float">
            <text:p>85396716</text:p>
          </table:table-cell>
          <table:table-cell/>
          <table:table-cell office:value-type="string" calcext:value-type="string">
            <text:p>NUM BASES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2" office:value-type="float" office:value="79276228" calcext:value-type="float">
            <text:p>79276228</text:p>
          </table:table-cell>
          <table:table-cell table:style-name="ce2" office:value-type="float" office:value="80215503" calcext:value-type="float">
            <text:p>80215503</text:p>
          </table:table-cell>
          <table:table-cell table:style-name="ce2" office:value-type="float" office:value="84435336" calcext:value-type="float">
            <text:p>844353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04818361" calcext:value-type="float">
            <text:p>100481836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arget Co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ed Length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3" table:formula="of:=[.C20]/[.$G$23]" office:value-type="percentage" office:value="0.0800928676501364" calcext:value-type="percentage">
            <text:p>8.009%</text:p>
          </table:table-cell>
          <table:table-cell table:style-name="ce3" table:formula="of:=[.D20]/[.$G$23]" office:value-type="percentage" office:value="0.0836679167728704" calcext:value-type="percentage">
            <text:p>8.367%</text:p>
          </table:table-cell>
          <table:table-cell table:style-name="ce3" table:formula="of:=[.E20]/[.$G$23]" office:value-type="percentage" office:value="0.0880749282008791" calcext:value-type="percentage">
            <text:p>8.807%</text:p>
          </table:table-cell>
          <table:table-cell/>
          <table:table-cell office:value-type="string" calcext:value-type="string">
            <text:p>% OF GENOME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3" table:formula="of:=[.C21]/[.$G$23]" office:value-type="percentage" office:value="0.0788248205587875" calcext:value-type="percentage">
            <text:p>7.882%</text:p>
          </table:table-cell>
          <table:table-cell table:style-name="ce3" table:formula="of:=[.D21]/[.$G$23]" office:value-type="percentage" office:value="0.0826964387049054" calcext:value-type="percentage">
            <text:p>8.270%</text:p>
          </table:table-cell>
          <table:table-cell table:style-name="ce3" table:formula="of:=[.E21]/[.$G$23]" office:value-type="percentage" office:value="0.0849872169085493" calcext:value-type="percentage">
            <text:p>8.499%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3" table:formula="of:=[.C22]/[.$G$23]" office:value-type="percentage" office:value="0.0788960782136823" calcext:value-type="percentage">
            <text:p>7.890%</text:p>
          </table:table-cell>
          <table:table-cell table:style-name="ce3" table:formula="of:=[.D22]/[.$G$23]" office:value-type="percentage" office:value="0.0798308491498594" calcext:value-type="percentage">
            <text:p>7.983%</text:p>
          </table:table-cell>
          <table:table-cell table:style-name="ce3" table:formula="of:=[.E22]/[.$G$23]" office:value-type="percentage" office:value="0.0840304469715" calcext:value-type="percentage">
            <text:p>8.4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ckton</meta:initial-creator>
    <meta:creation-date>2015-11-04T10:00:29.437882000</meta:creation-date>
    <dc:date>2015-11-04T10:07:48.144358000</dc:date>
    <dc:creator>Tim Sackton</dc:creator>
    <meta:editing-duration>PT7M19S</meta:editing-duration>
    <meta:editing-cycles>1</meta:editing-cycles>
    <meta:document-statistic meta:table-count="1" meta:cell-count="73" meta:object-count="0"/>
    <meta:generator>LibreOffice/4.4.2.2$MacOSX_X86_64 LibreOffice_project/c4c7d32d0d49397cad38d62472b0bc8acff48dd6</meta:generator>
  </office:meta>
</office:document-meta>
</file>